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Quotations">
      <style:text-properties fo:font-size="18pt" style:font-size-asian="18pt" style:font-size-complex="18pt"/>
    </style:style>
    <style:style style:name="P2" style:family="paragraph" style:parent-style-name="Text_20_body">
      <style:text-properties fo:font-size="18pt" style:font-size-asian="18pt" style:font-size-complex="18pt"/>
    </style:style>
    <style:style style:name="P3" style:family="paragraph" style:parent-style-name="Standard">
      <style:text-properties fo:font-size="18pt" style:font-size-asian="18pt" style:font-size-complex="18pt"/>
    </style:style>
    <style:style style:name="P4" style:family="paragraph" style:parent-style-name="Heading_20_1">
      <style:text-properties style:font-name="Apple Chancery"/>
    </style:style>
    <style:style style:name="P5" style:family="paragraph" style:parent-style-name="Quotations">
      <style:text-properties fo:font-size="18pt" style:font-size-asian="18pt" style:font-size-complex="18pt"/>
    </style:style>
    <style:style style:name="T1" style:family="text">
      <style:text-properties style:text-underline-style="solid" style:text-underline-width="auto" style:text-underline-color="font-color"/>
    </style:style>
    <style:style style:name="T2"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riple Chocolate Espresso Bean Cookie </text:h>
      <text:p text:style-name="P1">2 ½ <text:s/>cups whole-wheat pastry flour<text:line-break/>2 <text:s text:c="5"/>tablespoons freshly ground espresso powder<text:line-break/>¾ <text:s text:c="4"/>teaspoon baking soda<text:line-break/>¾ <text:s text:c="4"/>teaspoon baking powder<text:line-break/>¾ <text:s text:c="4"/>teaspoon finely ground sea salt<text:line-break/>½ <text:s text:c="4"/>cup natural cocoa or cacao powder (Scharffen Berger)</text:p>
      <text:p text:style-name="P1">1 <text:s text:c="5"/>cup unsalted butter, room temperature <text:line-break/>1 ½ <text:s/>cups sugar + ½ <text:s/>cup dark brown suga</text:p>
      <text:p text:style-name="P1">2 <text:s text:c="5"/>large eggs<text:line-break/>3 <text:s text:c="5"/>teaspoons vanilla extract<text:line-break/>¾ <text:s text:c="4"/>cup semi-sweet chocolate chips<text:line-break/>8 <text:s text:c="5"/>ounces chocolate covered espresso beans</text:p>
      <text:p text:style-name="P2">Preheat your oven to 375 degrees.</text:p>
      <text:p text:style-name="P2"><text:span text:style-name="T1">Assemble dry ingredients:</text:span> In a medium bowl whisk together the whole wheat pastry flour, baking soda, baking powder, salt, and cacao powder. Set aside.</text:p>
      <text:p text:style-name="P2"><text:span text:style-name="T1">Assemble the wet ingredients:</text:span> In the bowl of an electric mixer beat the butter until it is fluffy and lightens a bit in color. Now beat in the sugar - it should have a thick frosting-like consistency. Mix in the eggs one at a time, making sure the egg gets incorporated before adding the next. You will need to scrape down the sides of the bowl once or twice as well. Add the vanilla and mix until it is well blended. </text:p>
      <text:p text:style-name="P2"><text:span text:style-name="T1">Add the flour mixture to the wet ingredients:</text:span> Add the dry ingredients to the wet mix in about four waves. Stir a bit between each addition until the flour is just incorporated. </text:p>
      <text:p text:style-name="P2"><text:soft-page-break/><text:s/>At this point you should have a moist, brown dough that is uniform in color. Stir in the espresso beans and chocolate chips by hand and mix only until they are evenly distributed throughout the dough.<text:line-break/></text:p>
      <text:p text:style-name="P2"><text:span text:style-name="T1">Drop the cookies onto baking sheets:</text:span> I like to make these cookies medium in size (they are rich!) - and use roughly one heaping tablespoons of dough for each one. </text:p>
      <text:p text:style-name="P2"><text:span text:style-name="T1">Place the cookies in the oven:</text:span> Bake at 375 degrees for about 10 minutes on the middle rack. Do not overbake. If anything, under bake them just a bit. When they are done, pull them out to cool.</text:p>
      <text:p text:style-name="P2"><text:span text:style-name="T1">Tip</text:span>: You can put the cookie dough balls into a freezer-quality plastic bag and toss them in the freezer. Bake straight from the freezer at a later date (up the baking time by a couple minutes to compensate for the frozen dough).</text:p>
      <text:p text:style-name="Text_20_body"><text:span text:style-name="Emphasis"><text:span text:style-name="T2">Makes: 2-3 dozen chunky, medium cookies.</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8-11T18:54:16</meta:creation-date>
    <dc:date>2011-08-12T00:06:24</dc:date>
    <dc:creator>Robert Houk</dc:creator>
    <meta:editing-duration>PT00H16M00S</meta:editing-duration>
    <meta:editing-cycles>6</meta:editing-cycles>
    <meta:generator>OpenOffice.org/3.2$Unix OpenOffice.org_project/320m18$Build-9502</meta:generator>
    <meta:document-statistic meta:table-count="0" meta:image-count="0" meta:object-count="0" meta:page-count="2" meta:paragraph-count="13" meta:word-count="369" meta:character-count="2098"/>
  </office:meta>
</office:document-meta>
</file>